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>
        <style:tab-stops>
          <style:tab-stop style:position="0cm"/>
        </style:tab-stops>
      </style:paragraph-properties>
    </style:style>
    <style:style style:name="P3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 de Semana Receso</text:h>
      <text:p text:style-name="Standard"/>
      <text:list xml:id="list1856318913" text:style-name="L1">
        <text:list-item>
          <text:p text:style-name="P1"><text:span text:style-name="T1">Propuesta de protocolo para atención de situaciones tipo III</text:span></text:p>
          <text:list>
            <text:list-item>
              <text:p text:style-name="P2">Cuando un estudiante agrediere a otro, el colegio deberá atender inmediatamente al estudiante agredido e informar a las entidades de atención inmediata, llamando a la línea de atención 123 para de ser necesario solicitar el servicio de ambulancia.</text:p>
            </text:list-item>
            <text:list-item>
              <text:p text:style-name="P2">Se deberá informar inmediatamente a los padres de familia de los estudiantes involucrados y citarlos a comité de convivencia escolar extraordinario.</text:p>
            </text:list-item>
            <text:list-item>
              <text:p text:style-name="P2">El presidente del comité escolar deberá informar a las autoridades competentes; policía nacional. En caso de ausencia del presidente, deberá informar a la policía la coordinadora que asiste al comité de Convivencia</text:p>
            </text:list-item>
            <text:list-item>
              <text:p text:style-name="P2">Deberá citarse a reunión extraordinaria del Comité de Convivencia Escolar</text:p>
            </text:list-item>
            <text:list-item>
              <text:p text:style-name="P2">El presidente del comité escolar de convivencia informará a los participantes en el comité, de los hechos que dieron lugar a la convocatoria, guardando reserva de aquella información que pueda atentar contra el derecho a la intimidad y confidencialidad de las partes involucradas, así como del reporte realizado ante la autoridad competente.</text:p>
            </text:list-item>
            <text:list-item>
              <text:p text:style-name="P2">El comité escolar de convivencia adoptará, de manera inmediata, las medidas necesarias, tendientes a proteger dentro del ámbito de sus competencias a la víctima, a quien se le atribuye la agresión y a las personas que hayan informado o hagan parte de la situación presentada, actuación de la cual se dejará constancia.</text:p>
            </text:list-item>
            <text:list-item>
              <text:p text:style-name="P2">El presidente del comité escolar de convivencia reportará la información del caso al aplicativo que para el efecto se haya implementado en el Sistema de Información Unificado de Convivencia Escolar.</text:p>
            </text:list-item>
            <text:list-item>
              <text:p text:style-name="P2">El Comité de Convivencia Escolar deberá vigilar que se observen y acaten las disposiciones de éste protocolo de atención de las situaciones tipo III.</text:p>
            </text:list-item>
          </text:list>
        </text:list-item>
        <text:list-item>
          <text:p text:style-name="P3">Conducto Regular para faltas leves</text:p>
          <text:list>
            <text:list-item>
              <text:p text:style-name="P5">Comité de Conciliación</text:p>
            </text:list-item>
            <text:list-item>
              <text:p text:style-name="P5">Docente de la asignatura</text:p>
            </text:list-item>
            <text:list-item>
              <text:p text:style-name="P5">Director de curso</text:p>
            </text:list-item>
            <text:list-item>
              <text:p text:style-name="P5">Orientación escolar</text:p>
            </text:list-item>
            <text:list-item>
              <text:p text:style-name="P5">Coordinación</text:p>
            </text:list-item>
            <text:list-item>
              <text:p text:style-name="P5">Comité de Convivencia Escolar</text:p>
            </text:list-item>
            <text:list-item>
              <text:p text:style-name="P5">Consejo Directivo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4-10-13T20:30:55</meta:creation-date>
    <dc:date>2014-10-13T21:19:19</dc:date>
    <dc:creator>Germán Ramírez</dc:creator>
    <meta:editing-duration>PT14S</meta:editing-duration>
    <meta:editing-cycles>1</meta:editing-cycles>
    <meta:document-statistic meta:table-count="0" meta:image-count="0" meta:object-count="0" meta:page-count="1" meta:paragraph-count="18" meta:word-count="313" meta:character-count="104" meta:non-whitespace-character-count="1732"/>
    <meta:generator>LibreOffice/3.5$Linux_X86_64 LibreOffice_project/350m1$Build-2</meta:generator>
  </office:meta>
</office:document-meta>
</file>